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2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none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6" style:family="graphic" style:parent-style-name="standard">
      <style:graphic-properties draw:fill="none" draw:textarea-horizontal-align="center" draw:textarea-vertical-align="middle" loext:decorative="false"/>
    </style:style>
    <style:style style:name="gr7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8" style:family="graphic" style:parent-style-name="standard">
      <style:graphic-properties draw:textarea-horizontal-align="center" draw:textarea-vertical-align="middle" loext:decorative="false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loext:decorative="false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106cm" draw:marker-start-width="0.459cm" draw:marker-end-width="0.459cm" draw:textarea-horizontal-align="center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92cm" fo:min-width="0.377cm" style:writing-mode="lr-tb" loext:decorative="false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08cm" fo:min-width="0.57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3.81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3cm" loext:decorative="false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299cm" fo:min-width="1.258cm" style:writing-mode="lr-tb" loext:decorative="false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644cm" fo:min-width="0.477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fill="none" draw:textarea-horizontal-align="center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2.85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35cm" fo:min-width="3.81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3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center"/>
      <style:text-properties fo:font-size="9pt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dotte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3.502cm" svg:height="11.627cm" svg:x="2.708cm" svg:y="2.272cm">
          <draw:text-box>
            <text:p>Solucion <text:s/>a</text:p>
            <text:p/>
            <text:p/>
            <text:p text:style-name="P1">Esta solucion usa como Pk <text:s/>de propiedad:</text:p>
            <text:p text:style-name="P1"><text:tab/> <text:span text:style-name="T1">Cod_com, Num_Portal, Planta y Letra </text:span></text:p>
            <text:p text:style-name="P1"><text:span text:style-name="T1"/></text:p>
            <text:p text:style-name="P1"><text:span text:style-name="T2">Secuencia que gracias a Cod_Com no podrá repetirse.</text:span></text:p>
            <text:p text:style-name="P1"><text:span text:style-name="T1"/></text:p>
            <text:p><text:span text:style-name="T3">- Diapositiva 2:</text:span></text:p>
            <text:p><text:span text:style-name="T2"><text:s text:c="2"/></text:span><text:span text:style-name="T2">En esta <text:s/>diapositiva se presenta la solucion sin la generalizacion de recibo.</text:span></text:p>
            <text:p text:style-name="P1"><text:span text:style-name="T4">- Diapositiva 3:</text:span></text:p>
            <text:p text:style-name="P1"><text:span text:style-name="T2"><text:s text:c="2"/></text:span><text:span text:style-name="T2">En esta <text:s/>diapositiva se presenta la solucion con la generalizacion de recibo.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Predeterminado">
        <draw:rect draw:style-name="gr2" draw:text-style-name="P4" draw:layer="layout" svg:width="2.712cm" svg:height="1.124cm" svg:x="2.316cm" svg:y="2.216cm">
          <text:p text:style-name="P3"><text:span text:style-name="T5">Administrador</text:span></text:p>
        </draw:rect>
        <draw:rect draw:style-name="gr3" draw:text-style-name="P5" xml:id="id1" draw:id="id1" draw:layer="layout" svg:width="2.646cm" svg:height="2.514cm" svg:x="2.349cm" svg:y="3.299cm">
          <text:p text:style-name="P3"><text:span text:style-name="T6">Nombre</text:span></text:p>
          <text:p text:style-name="P3"><text:span text:style-name="T7">DNI</text:span></text:p>
          <text:p text:style-name="P3"><text:span text:style-name="T8">Num_Cole</text:span></text:p>
        </draw:rect>
        <draw:custom-shape draw:style-name="gr4" draw:text-style-name="P6" xml:id="id2" draw:id="id2" draw:layer="layout" svg:width="2.513cm" svg:height="1.786cm" svg:x="2.416cm" svg:y="6.979cm">
          <text:p text:style-name="P4"><text:span text:style-name="T5">Admin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4" draw:layer="layout" svg:width="2.58cm" svg:height="1.124cm" svg:x="13.378cm" svg:y="9.546cm">
          <text:p text:style-name="P3"><text:span text:style-name="T5">Cue_Cor</text:span></text:p>
        </draw:rect>
        <draw:rect draw:style-name="gr2" draw:text-style-name="P4" draw:layer="layout" svg:width="2.58cm" svg:height="1.124cm" svg:x="17.595cm" svg:y="5.233cm">
          <text:p text:style-name="P3"><text:span text:style-name="T5">Banco</text:span></text:p>
        </draw:rect>
        <draw:rect draw:style-name="gr2" draw:text-style-name="P4" draw:layer="layout" svg:width="2.744cm" svg:height="1.124cm" svg:x="7.459cm" svg:y="14.56cm">
          <text:p text:style-name="P3"><text:span text:style-name="T5">Propiedad</text:span></text:p>
        </draw:rect>
        <draw:rect draw:style-name="gr2" draw:text-style-name="P4" xml:id="id16" draw:id="id16" draw:layer="layout" svg:width="2.712cm" svg:height="1.124cm" svg:x="7.475cm" svg:y="7.21cm">
          <text:p text:style-name="P3"><text:span text:style-name="T5">Comunidad</text:span></text:p>
        </draw:rect>
        <draw:rect draw:style-name="gr2" draw:text-style-name="P4" xml:id="id19" draw:id="id19" draw:layer="layout" svg:width="2.712cm" svg:height="1.124cm" svg:x="7.741cm" svg:y="2.15cm">
          <text:p text:style-name="P3"><text:span text:style-name="T5">Compañia</text:span></text:p>
        </draw:rect>
        <draw:rect draw:style-name="gr3" draw:text-style-name="P5" xml:id="id12" draw:id="id12" draw:layer="layout" svg:width="2.58cm" svg:height="2.514cm" svg:x="20.076cm" svg:y="16.89cm">
          <text:p text:style-name="P3"><text:span text:style-name="T8">Num_Rec</text:span></text:p>
          <text:p text:style-name="P3"><text:span text:style-name="T5">Fecha</text:span></text:p>
          <text:p text:style-name="P3"><text:span text:style-name="T5">Importe</text:span></text:p>
          <text:p text:style-name="P3"><text:span text:style-name="T5">Pagado(S/N)</text:span></text:p>
        </draw:rect>
        <draw:rect draw:style-name="gr3" draw:text-style-name="P5" draw:layer="layout" svg:width="2.712cm" svg:height="1.058cm" svg:x="1.82cm" svg:y="16.209cm">
          <text:p text:style-name="P3"><text:span text:style-name="T5">Num_Hab</text:span></text:p>
        </draw:rect>
        <draw:rect draw:style-name="gr3" draw:text-style-name="P5" draw:layer="layout" svg:width="2.728cm" svg:height="3.408cm" svg:x="7.493cm" svg:y="15.738cm">
          <text:p text:style-name="P3"><text:span text:style-name="T8">Num_Por</text:span></text:p>
          <text:p text:style-name="P3"><text:span text:style-name="T8">Planta</text:span></text:p>
          <text:p text:style-name="P3"><text:span text:style-name="T8">Letra</text:span></text:p>
          <text:p text:style-name="P3"><text:span text:style-name="T5">Porcentaje</text:span></text:p>
          <text:p text:style-name="P3"><text:span text:style-name="T5">C/C</text:span></text:p>
        </draw:rect>
        <draw:rect draw:style-name="gr3" draw:text-style-name="P5" xml:id="id3" draw:id="id3" draw:layer="layout" svg:width="2.679cm" svg:height="2.579cm" svg:x="7.492cm" svg:y="8.368cm">
          <text:p text:style-name="P3"><text:span text:style-name="T5"/></text:p>
          <text:p text:style-name="P3"><text:span text:style-name="T5"/></text:p>
          <text:p text:style-name="P3"><text:span text:style-name="T8">Cod_Com</text:span></text:p>
          <text:p text:style-name="P3"><text:span text:style-name="T5">Nombre</text:span></text:p>
          <text:p text:style-name="P3"><text:span text:style-name="T5">Calle</text:span></text:p>
          <text:p text:style-name="P3"><text:span text:style-name="T5">Cod_Pos</text:span></text:p>
          <text:p text:style-name="P3"><text:span text:style-name="T5">Poblacion</text:span></text:p>
          <text:p text:style-name="P3"><text:span text:style-name="T5"/></text:p>
          <text:p text:style-name="P3"><text:span text:style-name="T5"/></text:p>
        </draw:rect>
        <draw:rect draw:style-name="gr3" draw:text-style-name="P5" xml:id="id18" draw:id="id18" draw:layer="layout" svg:width="2.746cm" svg:height="2.205cm" svg:x="7.739cm" svg:y="3.307cm">
          <text:p text:style-name="P3"><text:span text:style-name="T8">Cif</text:span></text:p>
          <text:p text:style-name="P3"><text:span text:style-name="T5">Direccion</text:span></text:p>
          <text:p text:style-name="P3"><text:span text:style-name="T5">Telefono</text:span></text:p>
          <text:p text:style-name="P3"><text:span text:style-name="T5">Persona</text:span></text:p>
        </draw:rect>
        <draw:custom-shape draw:style-name="gr4" draw:text-style-name="P6" xml:id="id23" draw:id="id23" draw:layer="layout" svg:width="1.951cm" svg:height="1.19cm" svg:x="10.549cm" svg:y="9.889cm">
          <text:p text:style-name="P4"><text:span text:style-name="T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951cm" svg:height="1.297cm" svg:x="13.693cm" svg:y="6.343cm">
          <text:p text:style-name="P7"><text:span text:style-name="T9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9" draw:id="id9" draw:layer="layout" svg:width="2.348cm" svg:height="1.786cm" svg:x="13.494cm" svg:y="6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4" draw:layer="layout" svg:width="2.712cm" svg:height="1.124cm" svg:x="16.704cm" svg:y="13.583cm">
          <text:p text:style-name="P3"><text:span text:style-name="T5">Persona</text:span></text:p>
        </draw:rect>
        <draw:rect draw:style-name="gr6" draw:text-style-name="P5" xml:id="id22" draw:id="id22" draw:layer="layout" svg:width="2.712cm" svg:height="2.514cm" svg:x="16.703cm" svg:y="14.674cm">
          <text:p/>
        </draw:rect>
        <draw:frame draw:style-name="gr7" draw:text-style-name="P5" draw:layer="layout" svg:width="2.534cm" svg:height="3.095cm" svg:x="16.912cm" svg:y="14.838cm">
          <draw:text-box>
            <text:p text:style-name="P3"><text:span text:style-name="T8">Cod_Prop</text:span></text:p>
            <text:p text:style-name="P3"><text:span text:style-name="T5">Nom_Pro</text:span></text:p>
            <text:p text:style-name="P3"><text:span text:style-name="T5">Dir_Pro</text:span></text:p>
            <text:p text:style-name="P3"><text:span text:style-name="T5">Telefono</text:span></text:p>
            <text:p text:style-name="P3"><text:span text:style-name="T5"/></text:p>
            <text:p text:style-name="P3"><text:span text:style-name="T5"/></text:p>
          </draw:text-box>
        </draw:frame>
        <draw:rect draw:style-name="gr2" draw:text-style-name="P4" draw:layer="layout" svg:width="2.712cm" svg:height="1.124cm" svg:x="1.821cm" svg:y="15.084cm">
          <text:p text:style-name="P3"><text:span text:style-name="T5">Particular</text:span></text:p>
        </draw:rect>
        <draw:rect draw:style-name="gr3" draw:text-style-name="P5" xml:id="id6" draw:id="id6" draw:layer="layout" svg:width="2.712cm" svg:height="1.058cm" svg:x="1.821cm" svg:y="16.21cm">
          <text:p text:style-name="P3"><text:span text:style-name="T5">Num_Hab</text:span></text:p>
        </draw:rect>
        <draw:rect draw:style-name="gr2" draw:text-style-name="P4" draw:layer="layout" svg:width="2.712cm" svg:height="1.124cm" svg:x="1.822cm" svg:y="15.085cm">
          <text:p text:style-name="P3"><text:span text:style-name="T5">Particular</text:span></text:p>
        </draw:rect>
        <draw:rect draw:style-name="gr3" draw:text-style-name="P5" xml:id="id7" draw:id="id7" draw:layer="layout" svg:width="2.712cm" svg:height="1.058cm" svg:x="1.854cm" svg:y="18.856cm">
          <text:p text:style-name="P3"><text:span text:style-name="T5">Actividad</text:span></text:p>
        </draw:rect>
        <draw:rect draw:style-name="gr2" draw:text-style-name="P4" draw:layer="layout" svg:width="2.712cm" svg:height="1.124cm" svg:x="1.855cm" svg:y="17.731cm">
          <text:p text:style-name="P3"><text:span text:style-name="T5">Oficina</text:span></text:p>
        </draw:rect>
        <draw:rect draw:style-name="gr3" draw:text-style-name="P5" xml:id="id4" draw:id="id4" draw:layer="layout" svg:width="2.712cm" svg:height="1.058cm" svg:x="1.821cm" svg:y="13.632cm">
          <text:p text:style-name="P3"><text:span text:style-name="T5">Tip_Com</text:span></text:p>
          <text:p text:style-name="P3"><text:span text:style-name="T5">Horario</text:span></text:p>
        </draw:rect>
        <draw:rect draw:style-name="gr2" draw:text-style-name="P4" draw:layer="layout" svg:width="2.712cm" svg:height="1.124cm" svg:x="1.822cm" svg:y="12.507cm">
          <text:p text:style-name="P3"><text:span text:style-name="T5">Local</text:span></text:p>
        </draw:rect>
        <draw:rect draw:style-name="gr6" draw:text-style-name="P5" xml:id="id8" draw:id="id8" draw:layer="layout" svg:width="3.076cm" svg:height="4.874cm" svg:x="7.293cm" svg:y="14.383cm">
          <text:p/>
        </draw:rect>
        <draw:rect draw:style-name="gr6" draw:text-style-name="P5" xml:id="id10" draw:id="id10" draw:layer="layout" svg:width="2.911cm" svg:height="4.177cm" svg:x="13.213cm" svg:y="9.281cm">
          <text:p/>
        </draw:rect>
        <draw:rect draw:style-name="gr3" draw:text-style-name="P5" xml:id="id15" draw:id="id15" draw:layer="layout" svg:width="2.184cm" svg:height="2.514cm" svg:x="21.078cm" svg:y="9.035cm">
          <text:p text:style-name="P3"><text:span text:style-name="T8">Num_Rec</text:span></text:p>
          <text:p text:style-name="P3"><text:span text:style-name="T5">Fecha</text:span></text:p>
          <text:p text:style-name="P3"><text:span text:style-name="T5">Importe</text:span></text:p>
        </draw:rect>
        <draw:rect draw:style-name="gr3" draw:text-style-name="P5" draw:layer="layout" svg:width="2.61cm" svg:height="2.625cm" svg:x="13.367cm" svg:y="10.648cm">
          <text:p text:style-name="P3"><text:span text:style-name="T10">Num_Cue</text:span></text:p>
          <text:p text:style-name="P3"><text:span text:style-name="T5">Saldo</text:span></text:p>
          <text:p text:style-name="P3"><text:span text:style-name="T5"/></text:p>
        </draw:rect>
        <draw:rect draw:style-name="gr3" draw:text-style-name="P5" xml:id="id11" draw:id="id11" draw:layer="layout" svg:width="2.58cm" svg:height="2.514cm" svg:x="17.611cm" svg:y="6.324cm">
          <text:p text:style-name="P3"><text:span text:style-name="T8">Cod_Banco</text:span></text:p>
          <text:p text:style-name="P3"><text:span text:style-name="T5">Nombre</text:span></text:p>
          <text:p text:style-name="P3"><text:span text:style-name="T5">Per_Con</text:span></text:p>
        </draw:rect>
        <draw:rect draw:style-name="gr2" draw:text-style-name="P4" draw:layer="layout" svg:width="2.58cm" svg:height="0.86cm" svg:x="20.076cm" svg:y="16.031cm">
          <text:p text:style-name="P3"><text:span text:style-name="T5">Recibos</text:span></text:p>
        </draw:rect>
        <draw:rect draw:style-name="gr2" draw:text-style-name="P4" draw:layer="layout" svg:width="2.182cm" svg:height="0.628cm" svg:x="21.08cm" svg:y="8.408cm">
          <text:p text:style-name="P3"><text:span text:style-name="T5">R_Gastos</text:span></text:p>
        </draw:rect>
        <draw:connector draw:style-name="gr8" draw:text-style-name="P3" draw:layer="layout" svg:x1="3.672cm" svg:y1="5.813cm" svg:x2="3.673cm" svg:y2="6.979cm" draw:start-shape="id1" draw:start-glue-point="2" draw:end-shape="id2" draw:end-glue-point="4" svg:d="M3672 5813v583h1v583" svg:viewBox="0 0 2 1167">
          <text:p/>
        </draw:connector>
        <draw:connector draw:style-name="gr9" draw:text-style-name="P3" draw:layer="layout" svg:x1="3.672cm" svg:y1="8.765cm" svg:x2="7.492cm" svg:y2="9.657cm" draw:start-shape="id2" draw:start-glue-point="2" draw:end-shape="id3" svg:d="M3672 8765v892h3820" svg:viewBox="0 0 3821 893">
          <text:p/>
        </draw:connector>
        <draw:custom-shape draw:style-name="gr4" draw:text-style-name="P6" xml:id="id5" draw:id="id5" draw:layer="layout" svg:width="0.893cm" svg:height="0.628cm" svg:x="5.785cm" svg:y="16.077cm">
          <text:p text:style-name="P4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4.533cm" svg:y1="14.161cm" svg:x2="5.915cm" svg:y2="16.169cm" draw:start-shape="id4" draw:start-glue-point="1" draw:end-shape="id5" draw:end-glue-point="5" svg:d="M4533 14161l1382 2008" svg:viewBox="0 0 1383 2009">
          <text:p/>
        </draw:connector>
        <draw:connector draw:style-name="gr8" draw:text-style-name="P3" draw:layer="layout" draw:type="line" svg:x1="4.533cm" svg:y1="16.739cm" svg:x2="5.785cm" svg:y2="16.391cm" draw:start-shape="id6" draw:start-glue-point="1" draw:end-shape="id5" draw:end-glue-point="6" svg:d="M4533 16739l1252-348" svg:viewBox="0 0 1253 349">
          <text:p/>
        </draw:connector>
        <draw:connector draw:style-name="gr8" draw:text-style-name="P3" draw:layer="layout" draw:type="line" svg:x1="4.566cm" svg:y1="19.385cm" svg:x2="5.915cm" svg:y2="16.613cm" draw:start-shape="id7" draw:start-glue-point="1" draw:end-shape="id5" draw:end-glue-point="7" svg:d="M4566 19385l1349-2772" svg:viewBox="0 0 1350 2773">
          <text:p/>
        </draw:connector>
        <draw:polyline draw:style-name="gr10" draw:text-style-name="P9" draw:layer="layout" svg:width="0.56cm" svg:height="0.577cm" draw:transform="skewX (-0.0483456202802429) rotate (2.91958677273611) translate (5.68714852133156cm 15.6629722649366cm)" svg:viewBox="0 0 561 578" draw:points="0,578 371,571 561,111 372,0">
          <text:p/>
        </draw:polyline>
        <draw:polyline draw:style-name="gr10" draw:text-style-name="P9" draw:layer="layout" svg:width="0.443cm" svg:height="0.467cm" draw:transform="rotate (-2.35444916094035) translate (5.75573051384904cm 16.6715745722317cm)" svg:viewBox="0 0 444 468" draw:points="0,468 444,445 351,70 282,0">
          <text:p/>
        </draw:polyline>
        <draw:polyline draw:style-name="gr10" draw:text-style-name="P9" draw:layer="layout" svg:width="0.336cm" svg:height="0.562cm" draw:transform="rotate (-1.78878795036899) translate (5.70765984407993cm 17.7857560088501cm)" svg:viewBox="0 0 337 563" draw:points="0,563 337,556 298,225 248,0">
          <text:p/>
        </draw:polyline>
        <draw:connector draw:style-name="gr9" draw:text-style-name="P3" draw:layer="layout" draw:type="line" svg:x1="6.548cm" svg:y1="16.613cm" svg:x2="7.293cm" svg:y2="16.82cm" draw:start-shape="id5" draw:start-glue-point="9" draw:end-shape="id8" svg:d="M6548 16613l745 207" svg:viewBox="0 0 746 208">
          <text:p/>
        </draw:connector>
        <draw:connector draw:style-name="gr9" draw:text-style-name="P3" draw:layer="layout" svg:x1="14.668cm" svg:y1="7.904cm" svg:x2="14.668cm" svg:y2="9.281cm" draw:start-shape="id9" draw:start-glue-point="6" draw:end-shape="id10" draw:end-glue-point="0" svg:d="M14668 7904v1377" svg:viewBox="0 0 1 1378">
          <text:p/>
        </draw:connector>
        <draw:connector draw:style-name="gr8" draw:text-style-name="P3" draw:layer="layout" svg:x1="17.611cm" svg:y1="7.581cm" svg:x2="14.668cm" svg:y2="6.118cm" draw:start-shape="id11" draw:start-glue-point="3" draw:end-shape="id9" draw:end-glue-point="4" svg:d="M17611 7581h-884v-1964h-2059v501" svg:viewBox="0 0 2944 1965">
          <text:p/>
        </draw:connector>
        <draw:connector draw:style-name="gr9" draw:text-style-name="P3" draw:layer="layout" svg:x1="21.366cm" svg:y1="19.404cm" svg:x2="14.516cm" svg:y2="18.592cm" draw:start-shape="id12" draw:start-glue-point="2" draw:end-shape="id13" draw:end-glue-point="7" svg:d="M21366 19404v501h-4070v-1313h-2780" svg:viewBox="0 0 6851 1314">
          <text:p/>
        </draw:connector>
        <draw:connector draw:style-name="gr8" draw:text-style-name="P3" draw:layer="layout" svg:x1="16.124cm" svg:y1="11.369cm" svg:x2="17.753cm" svg:y2="11.292cm" draw:start-shape="id10" draw:start-glue-point="1" draw:end-shape="id14" draw:end-glue-point="5" svg:d="M16124 11369h814v-77h815" svg:viewBox="0 0 1630 78">
          <text:p/>
        </draw:connector>
        <draw:custom-shape draw:style-name="gr4" draw:text-style-name="P8" xml:id="id20" draw:id="id20" draw:layer="layout" svg:width="1.951cm" svg:height="1.786cm" svg:x="25.955cm" svg:y="1.686cm">
          <text:p text:style-name="P7"><text:span text:style-name="T9">Cob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14" draw:id="id14" draw:layer="layout" svg:width="1.951cm" svg:height="1.786cm" svg:x="17.753cm" svg:y="10.399cm">
          <text:p text:style-name="P7"><text:span text:style-name="T9">Anot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9.704cm" svg:y1="11.292cm" svg:x2="21.078cm" svg:y2="10.292cm" draw:start-shape="id14" draw:start-glue-point="7" draw:end-shape="id15" svg:d="M19704 11292h687v-1000h687" svg:viewBox="0 0 1375 1001">
          <text:p/>
        </draw:connector>
        <draw:custom-shape draw:style-name="gr4" draw:text-style-name="P8" xml:id="id17" draw:id="id17" draw:layer="layout" svg:width="1.951cm" svg:height="1.786cm" svg:x="10.587cm" svg:y="5.457cm">
          <text:p text:style-name="P7"><text:span text:style-name="T9">Contr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0.187cm" svg:y1="7.772cm" svg:x2="11.562cm" svg:y2="7.243cm" draw:start-shape="id16" draw:start-glue-point="1" draw:end-shape="id17" draw:end-glue-point="6" svg:d="M10187 7772h1375v-529" svg:viewBox="0 0 1376 530">
          <text:p/>
        </draw:connector>
        <draw:connector draw:style-name="gr8" draw:text-style-name="P3" draw:layer="layout" svg:x1="10.485cm" svg:y1="4.409cm" svg:x2="11.562cm" svg:y2="5.457cm" draw:start-shape="id18" draw:start-glue-point="1" draw:end-shape="id17" draw:end-glue-point="4" svg:d="M10485 4409h1077v1048" svg:viewBox="0 0 1078 1049">
          <text:p/>
        </draw:connector>
        <draw:connector draw:style-name="gr8" draw:text-style-name="P3" draw:layer="layout" draw:line-skew="-0.15cm" svg:x1="9.097cm" svg:y1="2.15cm" svg:x2="26.907cm" svg:y2="1.72cm" draw:start-shape="id19" draw:start-glue-point="0" svg:d="M9097 2150v-651h17810v221" svg:viewBox="0 0 17811 652">
          <text:p/>
        </draw:connector>
        <draw:connector draw:style-name="gr9" draw:text-style-name="P3" draw:layer="layout" svg:x1="26.93cm" svg:y1="3.472cm" svg:x2="23.262cm" svg:y2="10.292cm" draw:start-shape="id20" draw:start-glue-point="6" draw:end-shape="id15" draw:end-glue-point="1" svg:d="M26930 3472v6820h-3668" svg:viewBox="0 0 3669 6821">
          <text:p/>
        </draw:connector>
        <draw:custom-shape draw:style-name="gr4" draw:text-style-name="P6" xml:id="id21" draw:id="id21" draw:layer="layout" svg:width="2.612cm" svg:height="1.852cm" svg:x="12.074cm" svg:y="15.005cm">
          <text:p text:style-name="P4"><text:span text:style-name="T5">Propieta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10.369cm" svg:y1="16.82cm" svg:x2="12.074cm" svg:y2="15.931cm" draw:start-shape="id8" draw:start-glue-point="1" draw:end-shape="id21" draw:end-glue-point="5" svg:d="M10369 16820h853v-889h852" svg:viewBox="0 0 1706 890">
          <text:p/>
        </draw:connector>
        <draw:connector draw:style-name="gr8" draw:text-style-name="P3" draw:layer="layout" svg:x1="14.686cm" svg:y1="15.931cm" svg:x2="16.703cm" svg:y2="15.931cm" draw:start-shape="id21" draw:start-glue-point="7" draw:end-shape="id22" draw:end-glue-point="3" svg:d="M14686 15931h2017" svg:viewBox="0 0 2018 1">
          <text:p/>
        </draw:connector>
        <draw:connector draw:style-name="gr9" draw:text-style-name="P3" draw:layer="layout" svg:x1="10.171cm" svg:y1="9.657cm" svg:x2="11.524cm" svg:y2="9.889cm" draw:start-shape="id3" draw:start-glue-point="1" draw:end-shape="id23" draw:end-glue-point="4" svg:d="M10171 9657h1353v232" svg:viewBox="0 0 1354 233">
          <text:p/>
        </draw:connector>
        <draw:connector draw:style-name="gr9" draw:text-style-name="P3" draw:layer="layout" svg:x1="11.524cm" svg:y1="11.079cm" svg:x2="13.213cm" svg:y2="11.369cm" draw:start-shape="id23" draw:start-glue-point="6" draw:end-shape="id10" draw:end-glue-point="3" svg:d="M11524 11079v290h1689" svg:viewBox="0 0 1690 291">
          <text:p/>
        </draw:connector>
        <draw:custom-shape draw:style-name="gr12" draw:text-style-name="P6" draw:layer="layout" svg:width="1.753cm" svg:height="1.684cm" svg:x="7.955cm" svg:y="11.809cm">
          <text:p text:style-name="P4"><text:span text:style-name="T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8.831cm" svg:y1="10.947cm" svg:x2="8.832cm" svg:y2="11.643cm" draw:start-shape="id3" draw:start-glue-point="2" draw:end-shape="id24" draw:end-glue-point="4" svg:d="M8831 10947v348h1v348" svg:viewBox="0 0 2 697">
          <text:p/>
        </draw:connector>
        <draw:connector draw:style-name="gr9" draw:text-style-name="P3" draw:layer="layout" svg:x1="8.832cm" svg:y1="13.758cm" svg:x2="8.831cm" svg:y2="14.383cm" draw:start-shape="id24" draw:start-glue-point="6" draw:end-shape="id8" draw:end-glue-point="0" svg:d="M8832 13758v313h-1v312" svg:viewBox="0 0 2 626">
          <text:p/>
        </draw:connector>
        <draw:custom-shape draw:style-name="gr13" draw:text-style-name="P9" xml:id="id24" draw:id="id24" draw:layer="layout" svg:width="2.155cm" svg:height="2.115cm" svg:x="7.754cm" svg:y="11.6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0" draw:layer="layout" svg:width="0.808cm" svg:height="0.725cm" svg:x="23.786cm" svg:y="9.504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21.565cm" svg:y="19.275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4.552cm" svg:y="8.567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0.453cm" svg:y="3.736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0.088cm" svg:y="7.111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20.366cm" svg:y="9.509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6.715cm" svg:y="8.963cm">
          <draw:text-box>
            <text:p><text:span text:style-name="T5">N</text:span></text:p>
          </draw:text-box>
        </draw:frame>
        <draw:frame draw:style-name="gr15" draw:text-style-name="P10" draw:layer="layout" svg:width="0.739cm" svg:height="0.725cm" svg:x="10.156cm" svg:y="8.998cm">
          <draw:text-box>
            <text:p><text:span text:style-name="T5">1</text:span></text:p>
          </draw:text-box>
        </draw:frame>
        <draw:frame draw:style-name="gr14" draw:text-style-name="P10" draw:layer="layout" svg:width="0.808cm" svg:height="0.725cm" svg:x="10.295cm" svg:y="16.873cm">
          <draw:text-box>
            <text:p><text:span text:style-name="T5">N</text:span></text:p>
          </draw:text-box>
        </draw:frame>
        <draw:frame draw:style-name="gr15" draw:text-style-name="P10" draw:layer="layout" svg:width="0.739cm" svg:height="0.725cm" svg:x="12.571cm" svg:y="10.487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3.103cm" svg:y="5.89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8.966cm" svg:y="1.557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8.075cm" svg:y="19.122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6.915cm" svg:y="7.899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5.943cm" svg:y="11.468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5.967cm" svg:y="15.055cm">
          <draw:text-box>
            <text:p><text:span text:style-name="T5">1</text:span></text:p>
          </draw:text-box>
        </draw:frame>
        <draw:custom-shape draw:style-name="gr4" draw:text-style-name="P8" xml:id="id13" draw:id="id13" draw:layer="layout" svg:width="1.951cm" svg:height="1.786cm" svg:x="12.565cm" svg:y="17.699cm">
          <text:p text:style-name="P7"><text:span text:style-name="T9">Pa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8.831cm" svg:y1="19.257cm" svg:x2="13.54cm" svg:y2="19.485cm" draw:start-shape="id8" draw:start-glue-point="2" draw:end-shape="id13" draw:end-glue-point="6" svg:d="M8831 19257v729h4709v-501" svg:viewBox="0 0 4710 730">
          <text:p/>
        </draw:connector>
        <draw:custom-shape draw:style-name="gr4" draw:text-style-name="P6" xml:id="id25" draw:id="id25" draw:layer="layout" svg:width="2.486cm" svg:height="0.775cm" svg:x="10.381cm" svg:y="13.195cm">
          <text:p text:style-name="P4"><text:span text:style-name="T5">Presid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0.381cm" svg:y1="13.583cm" svg:x2="9.909cm" svg:y2="12.701cm" draw:start-shape="id25" draw:start-glue-point="6" draw:end-shape="id24" draw:end-glue-point="7" svg:d="M10381 13583l-472-882" svg:viewBox="0 0 473 883">
          <text:p/>
        </draw:connector>
        <draw:frame draw:style-name="gr16" draw:text-style-name="P11" draw:layer="layout" svg:width="4.314cm" svg:height="0.962cm" svg:x="1.323cm" svg:y="1.257cm">
          <draw:text-box>
            <text:p text:style-name="P1">Diapositiva 2:</text:p>
          </draw:text-box>
        </draw:frame>
        <draw:frame draw:style-name="gr17" draw:text-style-name="P10" draw:layer="layout" svg:width="0.803cm" svg:height="0.725cm" svg:x="8.149cm" svg:y="10.962cm">
          <draw:text-box>
            <text:p><text:span text:style-name="T5">1</text:span></text:p>
          </draw:text-box>
        </draw:frame>
        <draw:frame draw:style-name="gr14" draw:text-style-name="P10" draw:layer="layout" svg:width="0.808cm" svg:height="0.725cm" svg:x="8.7cm" svg:y="13.656cm">
          <draw:text-box>
            <text:p><text:span text:style-name="T5">N</text:span></text:p>
          </draw:text-box>
        </draw:frame>
        <draw:custom-shape draw:style-name="gr18" draw:text-style-name="P6" xml:id="id26" draw:id="id26" draw:layer="layout" svg:width="2.486cm" svg:height="0.775cm" svg:x="4.826cm" svg:y="6.064cm">
          <text:p text:style-name="P4"><text:span text:style-name="T5">Cuo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4.929cm" svg:y1="7.872cm" svg:x2="6.069cm" svg:y2="6.839cm" draw:start-shape="id2" draw:start-glue-point="7" draw:end-shape="id26" draw:end-glue-point="8" svg:d="M4929 7872l1140-1033" svg:viewBox="0 0 1141 1034">
          <text:p/>
        </draw:connector>
        <draw:rect draw:style-name="gr2" draw:text-style-name="P4" draw:layer="layout" svg:width="2.58cm" svg:height="1.124cm" svg:x="14.685cm" svg:y="1.751cm">
          <text:p text:style-name="P3"><text:span text:style-name="T5">Sector</text:span></text:p>
        </draw:rect>
        <draw:rect draw:style-name="gr3" draw:text-style-name="P5" xml:id="id28" draw:id="id28" draw:layer="layout" svg:width="2.58cm" svg:height="1.523cm" svg:x="14.701cm" svg:y="2.842cm">
          <text:p text:style-name="P3"><text:span text:style-name="T8">Cod_Sector</text:span></text:p>
          <text:p text:style-name="P3"><text:span text:style-name="T5">Nombre</text:span></text:p>
          <text:p text:style-name="P3"><text:span text:style-name="T5">Caracteristi</text:span></text:p>
        </draw:rect>
        <draw:custom-shape draw:style-name="gr19" draw:text-style-name="P8" xml:id="id27" draw:id="id27" draw:layer="layout" svg:width="1.951cm" svg:height="1.786cm" svg:x="11.602cm" svg:y="2.106cm">
          <text:p text:style-name="P7"><text:span text:style-name="T9">Contr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10.453cm" svg:y1="2.712cm" svg:x2="11.602cm" svg:y2="2.999cm" draw:start-shape="id19" draw:start-glue-point="1" draw:end-shape="id27" draw:end-glue-point="5" svg:d="M10453 2712h574v287h575" svg:viewBox="0 0 1150 288">
          <text:p/>
        </draw:connector>
        <draw:connector draw:style-name="gr8" draw:text-style-name="P3" draw:layer="layout" svg:x1="13.553cm" svg:y1="2.999cm" svg:x2="14.701cm" svg:y2="3.603cm" draw:start-shape="id27" draw:start-glue-point="7" draw:end-shape="id28" draw:end-glue-point="3" svg:d="M13553 2999h574v604h574" svg:viewBox="0 0 1149 605">
          <text:p/>
        </draw:connector>
        <draw:frame draw:style-name="gr15" draw:text-style-name="P10" draw:layer="layout" svg:width="0.739cm" svg:height="0.725cm" svg:x="14.004cm" svg:y="2.77cm">
          <draw:text-box>
            <text:p><text:span text:style-name="T5">1</text:span></text:p>
          </draw:text-box>
        </draw:frame>
        <draw:frame draw:style-name="gr14" draw:text-style-name="P10" draw:layer="layout" svg:width="0.808cm" svg:height="0.725cm" svg:x="10.353cm" svg:y="2.843cm">
          <draw:text-box>
            <text:p><text:span text:style-name="T5">N</text:span></text:p>
          </draw:text-box>
        </draw:frame>
        <draw:connector draw:style-name="gr10" draw:text-style-name="P9" draw:layer="layout" draw:type="line" svg:x1="8.831cm" svg:y1="11.643cm" svg:x2="8.831cm" svg:y2="11.643cm" draw:start-shape="id24" draw:end-shape="id24" draw:end-glue-point="0" svg:d="M8831 11643z" svg:viewBox="0 0 1 1">
          <text:p/>
        </draw:connector>
        <draw:line draw:style-name="gr20" draw:text-style-name="P12" draw:layer="layout" svg:x1="14.123cm" svg:y1="6.558cm" svg:x2="15.304cm" svg:y2="6.626cm">
          <text:p text:style-name="P3"><text:span text:style-name="T11">Idx</text:span></text:p>
        </draw:line>
        <draw:line draw:style-name="gr20" draw:text-style-name="P5" draw:layer="layout" svg:x1="8.334cm" svg:y1="12.194cm" svg:x2="9.393cm" svg:y2="12.238cm">
          <text:p text:style-name="P3"><text:span text:style-name="T5">Id</text:span></text:p>
        </draw:line>
      </draw:page>
      <draw:page draw:name="page3" draw:style-name="dp1" draw:master-page-name="Predeterminado">
        <draw:rect draw:style-name="gr2" draw:text-style-name="P4" draw:layer="layout" svg:width="2.712cm" svg:height="1.124cm" svg:x="2.316cm" svg:y="2.217cm">
          <text:p text:style-name="P3"><text:span text:style-name="T5">Administrador</text:span></text:p>
        </draw:rect>
        <draw:rect draw:style-name="gr3" draw:text-style-name="P5" xml:id="id29" draw:id="id29" draw:layer="layout" svg:width="2.646cm" svg:height="2.514cm" svg:x="2.349cm" svg:y="3.3cm">
          <text:p text:style-name="P3"><text:span text:style-name="T6">Nombre</text:span></text:p>
          <text:p text:style-name="P3"><text:span text:style-name="T7">DNI</text:span></text:p>
          <text:p text:style-name="P3"><text:span text:style-name="T8">Num_Cole</text:span></text:p>
        </draw:rect>
        <draw:custom-shape draw:style-name="gr4" draw:text-style-name="P6" xml:id="id30" draw:id="id30" draw:layer="layout" svg:width="2.513cm" svg:height="1.786cm" svg:x="2.416cm" svg:y="6.98cm">
          <text:p text:style-name="P4"><text:span text:style-name="T5">Admin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4" draw:layer="layout" svg:width="2.58cm" svg:height="1.124cm" svg:x="13.378cm" svg:y="9.394cm">
          <text:p text:style-name="P3"><text:span text:style-name="T5">Cue_Cor</text:span></text:p>
        </draw:rect>
        <draw:rect draw:style-name="gr2" draw:text-style-name="P4" draw:layer="layout" svg:width="2.58cm" svg:height="1.124cm" svg:x="17.362cm" svg:y="1.835cm">
          <text:p text:style-name="P3"><text:span text:style-name="T5">Banco</text:span></text:p>
        </draw:rect>
        <draw:rect draw:style-name="gr2" draw:text-style-name="P4" draw:layer="layout" svg:width="2.744cm" svg:height="1.124cm" svg:x="7.492cm" svg:y="14.161cm">
          <text:p text:style-name="P3"><text:span text:style-name="T5">Propiedad</text:span></text:p>
        </draw:rect>
        <draw:rect draw:style-name="gr2" draw:text-style-name="P4" xml:id="id44" draw:id="id44" draw:layer="layout" svg:width="2.712cm" svg:height="1.124cm" svg:x="7.475cm" svg:y="7.211cm">
          <text:p text:style-name="P3"><text:span text:style-name="T5">Comunidad</text:span></text:p>
        </draw:rect>
        <draw:rect draw:style-name="gr2" draw:text-style-name="P4" xml:id="id47" draw:id="id47" draw:layer="layout" svg:width="2.712cm" svg:height="1.124cm" svg:x="7.741cm" svg:y="2.151cm">
          <text:p text:style-name="P3"><text:span text:style-name="T5">Compañía</text:span></text:p>
        </draw:rect>
        <draw:rect draw:style-name="gr3" draw:text-style-name="P5" xml:id="id40" draw:id="id40" draw:layer="layout" svg:width="2.58cm" svg:height="2.514cm" svg:x="21.946cm" svg:y="14.411cm">
          <text:p text:style-name="P3"><text:span text:style-name="T5">Pagado(S/N)</text:span></text:p>
        </draw:rect>
        <draw:rect draw:style-name="gr3" draw:text-style-name="P5" draw:layer="layout" svg:width="2.712cm" svg:height="1.058cm" svg:x="1.82cm" svg:y="16.21cm">
          <text:p text:style-name="P3"><text:span text:style-name="T5">Num_Hab</text:span></text:p>
        </draw:rect>
        <draw:rect draw:style-name="gr3" draw:text-style-name="P5" draw:layer="layout" svg:width="2.728cm" svg:height="3.408cm" svg:x="7.493cm" svg:y="15.239cm">
          <text:p text:style-name="P3"><text:span text:style-name="T8">Num_Por</text:span></text:p>
          <text:p text:style-name="P3"><text:span text:style-name="T8">Planta</text:span></text:p>
          <text:p text:style-name="P3"><text:span text:style-name="T8">Letra</text:span></text:p>
          <text:p text:style-name="P3"><text:span text:style-name="T5">Porcentaje</text:span></text:p>
          <text:p text:style-name="P3"><text:span text:style-name="T5">C/C</text:span></text:p>
        </draw:rect>
        <draw:rect draw:style-name="gr3" draw:text-style-name="P5" xml:id="id31" draw:id="id31" draw:layer="layout" svg:width="2.679cm" svg:height="2.579cm" svg:x="7.492cm" svg:y="8.369cm">
          <text:p text:style-name="P3"><text:span text:style-name="T5"/></text:p>
          <text:p text:style-name="P3"><text:span text:style-name="T5"/></text:p>
          <text:p text:style-name="P3"><text:span text:style-name="T8">Cod_Com</text:span></text:p>
          <text:p text:style-name="P3"><text:span text:style-name="T5">Nombre</text:span></text:p>
          <text:p text:style-name="P3"><text:span text:style-name="T5">Calle</text:span></text:p>
          <text:p text:style-name="P3"><text:span text:style-name="T5">Cod_Pos</text:span></text:p>
          <text:p text:style-name="P3"><text:span text:style-name="T5">Poblacion</text:span></text:p>
          <text:p text:style-name="P3"><text:span text:style-name="T5"/></text:p>
          <text:p text:style-name="P3"><text:span text:style-name="T5"/></text:p>
        </draw:rect>
        <draw:rect draw:style-name="gr3" draw:text-style-name="P5" xml:id="id46" draw:id="id46" draw:layer="layout" svg:width="2.746cm" svg:height="2.514cm" svg:x="7.739cm" svg:y="3.308cm">
          <text:p text:style-name="P3"><text:span text:style-name="T8">Cif</text:span></text:p>
          <text:p text:style-name="P3"><text:span text:style-name="T5">Direccion</text:span></text:p>
          <text:p text:style-name="P3"><text:span text:style-name="T5">Telefoneo</text:span></text:p>
          <text:p text:style-name="P3"><text:span text:style-name="T5">Persona</text:span></text:p>
          <text:p text:style-name="P3"><text:span text:style-name="T5">Tipo</text:span></text:p>
        </draw:rect>
        <draw:custom-shape draw:style-name="gr4" draw:text-style-name="P6" xml:id="id52" draw:id="id52" draw:layer="layout" svg:width="1.951cm" svg:height="1.19cm" svg:x="10.549cm" svg:y="9.89cm">
          <text:p text:style-name="P4"><text:span text:style-name="T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.951cm" svg:height="1.297cm" svg:x="13.693cm" svg:y="6.344cm">
          <text:p text:style-name="P7"><text:span text:style-name="T9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37" draw:id="id37" draw:layer="layout" svg:width="2.348cm" svg:height="1.786cm" svg:x="13.494cm" svg:y="6.1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4" draw:layer="layout" svg:width="2.712cm" svg:height="1.124cm" svg:x="16.704cm" svg:y="13.584cm">
          <text:p text:style-name="P3"><text:span text:style-name="T5">Persona</text:span></text:p>
        </draw:rect>
        <draw:rect draw:style-name="gr6" draw:text-style-name="P5" draw:layer="layout" svg:width="2.712cm" svg:height="2.514cm" svg:x="16.703cm" svg:y="14.675cm">
          <text:p/>
        </draw:rect>
        <draw:frame draw:style-name="gr21" draw:text-style-name="P5" xml:id="id51" draw:id="id51" draw:layer="layout" svg:width="2.534cm" svg:height="3.108cm" svg:x="16.825cm" svg:y="14.618cm">
          <draw:text-box>
            <text:p text:style-name="P3"><text:span text:style-name="T8">Cod_Pro</text:span></text:p>
            <text:p text:style-name="P3"><text:span text:style-name="T5">Nom_Pro</text:span></text:p>
            <text:p text:style-name="P3"><text:span text:style-name="T5">Dir_Pro</text:span></text:p>
            <text:p text:style-name="P3"><text:span text:style-name="T5">Telefono</text:span></text:p>
            <text:p text:style-name="P3"><text:span text:style-name="T5"/></text:p>
            <text:p text:style-name="P3"><text:span text:style-name="T5"/></text:p>
          </draw:text-box>
        </draw:frame>
        <draw:rect draw:style-name="gr2" draw:text-style-name="P4" draw:layer="layout" svg:width="2.712cm" svg:height="1.124cm" svg:x="1.821cm" svg:y="15.085cm">
          <text:p text:style-name="P3"><text:span text:style-name="T5">Particular</text:span></text:p>
        </draw:rect>
        <draw:rect draw:style-name="gr3" draw:text-style-name="P5" xml:id="id34" draw:id="id34" draw:layer="layout" svg:width="2.712cm" svg:height="1.058cm" svg:x="1.821cm" svg:y="16.211cm">
          <text:p text:style-name="P3"><text:span text:style-name="T5">Num_Hab</text:span></text:p>
        </draw:rect>
        <draw:rect draw:style-name="gr2" draw:text-style-name="P4" draw:layer="layout" svg:width="2.712cm" svg:height="1.124cm" svg:x="1.822cm" svg:y="15.086cm">
          <text:p text:style-name="P3"><text:span text:style-name="T5">Particular</text:span></text:p>
        </draw:rect>
        <draw:rect draw:style-name="gr3" draw:text-style-name="P5" xml:id="id35" draw:id="id35" draw:layer="layout" svg:width="2.712cm" svg:height="1.058cm" svg:x="1.854cm" svg:y="18.857cm">
          <text:p text:style-name="P3"><text:span text:style-name="T5">Actividad</text:span></text:p>
        </draw:rect>
        <draw:rect draw:style-name="gr2" draw:text-style-name="P4" draw:layer="layout" svg:width="2.712cm" svg:height="1.124cm" svg:x="1.855cm" svg:y="17.732cm">
          <text:p text:style-name="P3"><text:span text:style-name="T5">Oficina</text:span></text:p>
        </draw:rect>
        <draw:rect draw:style-name="gr3" draw:text-style-name="P5" xml:id="id32" draw:id="id32" draw:layer="layout" svg:width="2.712cm" svg:height="1.058cm" svg:x="1.821cm" svg:y="13.633cm">
          <text:p text:style-name="P3"><text:span text:style-name="T5">Tip_Com</text:span></text:p>
          <text:p text:style-name="P3"><text:span text:style-name="T5">Horario</text:span></text:p>
        </draw:rect>
        <draw:rect draw:style-name="gr2" draw:text-style-name="P4" draw:layer="layout" svg:width="2.712cm" svg:height="1.124cm" svg:x="1.822cm" svg:y="12.508cm">
          <text:p text:style-name="P3"><text:span text:style-name="T5">Local</text:span></text:p>
        </draw:rect>
        <draw:rect draw:style-name="gr6" draw:text-style-name="P5" xml:id="id36" draw:id="id36" draw:layer="layout" svg:width="3.076cm" svg:height="4.934cm" svg:x="7.293cm" svg:y="13.924cm">
          <text:p/>
        </draw:rect>
        <draw:rect draw:style-name="gr6" draw:text-style-name="P5" xml:id="id38" draw:id="id38" draw:layer="layout" svg:width="2.911cm" svg:height="4.001cm" svg:x="13.213cm" svg:y="9.229cm">
          <text:p/>
        </draw:rect>
        <draw:rect draw:style-name="gr6" draw:text-style-name="P5" xml:id="id43" draw:id="id43" draw:layer="layout" svg:width="2.184cm" svg:height="2.514cm" svg:x="22.028cm" svg:y="9.983cm">
          <text:p/>
        </draw:rect>
        <draw:rect draw:style-name="gr3" draw:text-style-name="P5" draw:layer="layout" svg:width="2.58cm" svg:height="2.514cm" svg:x="13.378cm" svg:y="10.552cm">
          <text:p text:style-name="P3"><text:span text:style-name="T5">Num_Cue</text:span></text:p>
          <text:p text:style-name="P3"><text:span text:style-name="T5">Saldo</text:span></text:p>
          <text:p text:style-name="P3"><text:span text:style-name="T5"/></text:p>
        </draw:rect>
        <draw:rect draw:style-name="gr3" draw:text-style-name="P5" xml:id="id39" draw:id="id39" draw:layer="layout" svg:width="2.58cm" svg:height="2.514cm" svg:x="17.378cm" svg:y="2.926cm">
          <text:p text:style-name="P3"><text:span text:style-name="T8">Cod_Banco</text:span></text:p>
          <text:p text:style-name="P3"><text:span text:style-name="T5">Nombre</text:span></text:p>
          <text:p text:style-name="P3"><text:span text:style-name="T5">Per_Con</text:span></text:p>
        </draw:rect>
        <draw:rect draw:style-name="gr2" draw:text-style-name="P4" draw:layer="layout" svg:width="2.58cm" svg:height="0.86cm" svg:x="21.946cm" svg:y="13.552cm">
          <text:p text:style-name="P3"><text:span text:style-name="T5">R_Comu</text:span></text:p>
        </draw:rect>
        <draw:rect draw:style-name="gr2" draw:text-style-name="P4" xml:id="id49" draw:id="id49" draw:layer="layout" svg:width="2.182cm" svg:height="0.628cm" svg:x="22.029cm" svg:y="9.356cm">
          <text:p text:style-name="P3"><text:span text:style-name="T5">R_Comp</text:span></text:p>
        </draw:rect>
        <draw:connector draw:style-name="gr8" draw:text-style-name="P3" draw:layer="layout" svg:x1="3.672cm" svg:y1="5.814cm" svg:x2="3.673cm" svg:y2="6.98cm" draw:start-shape="id29" draw:start-glue-point="2" draw:end-shape="id30" draw:end-glue-point="4" svg:d="M3672 5814v583h1v583" svg:viewBox="0 0 2 1167">
          <text:p/>
        </draw:connector>
        <draw:connector draw:style-name="gr9" draw:text-style-name="P3" draw:layer="layout" svg:x1="3.672cm" svg:y1="8.766cm" svg:x2="7.492cm" svg:y2="9.658cm" draw:start-shape="id30" draw:start-glue-point="2" draw:end-shape="id31" svg:d="M3672 8766v892h3820" svg:viewBox="0 0 3821 893">
          <text:p/>
        </draw:connector>
        <draw:custom-shape draw:style-name="gr4" draw:text-style-name="P6" xml:id="id33" draw:id="id33" draw:layer="layout" svg:width="0.893cm" svg:height="0.628cm" svg:x="5.785cm" svg:y="16.078cm">
          <text:p text:style-name="P4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4.533cm" svg:y1="14.162cm" svg:x2="5.915cm" svg:y2="16.17cm" draw:start-shape="id32" draw:start-glue-point="1" draw:end-shape="id33" draw:end-glue-point="5" svg:d="M4533 14162l1382 2008" svg:viewBox="0 0 1383 2009">
          <text:p/>
        </draw:connector>
        <draw:connector draw:style-name="gr8" draw:text-style-name="P3" draw:layer="layout" draw:type="line" svg:x1="4.533cm" svg:y1="16.74cm" svg:x2="5.785cm" svg:y2="16.392cm" draw:start-shape="id34" draw:start-glue-point="1" draw:end-shape="id33" draw:end-glue-point="6" svg:d="M4533 16740l1252-348" svg:viewBox="0 0 1253 349">
          <text:p/>
        </draw:connector>
        <draw:connector draw:style-name="gr8" draw:text-style-name="P3" draw:layer="layout" draw:type="line" svg:x1="4.566cm" svg:y1="19.386cm" svg:x2="5.915cm" svg:y2="16.614cm" draw:start-shape="id35" draw:start-glue-point="1" draw:end-shape="id33" draw:end-glue-point="7" svg:d="M4566 19386l1349-2772" svg:viewBox="0 0 1350 2773">
          <text:p/>
        </draw:connector>
        <draw:polyline draw:style-name="gr10" draw:text-style-name="P9" draw:layer="layout" svg:width="0.56cm" svg:height="0.577cm" draw:transform="skewX (-0.0483456202802429) rotate (2.91958677273611) translate (5.68714852133156cm 15.6639722649366cm)" svg:viewBox="0 0 561 578" draw:points="0,578 371,571 561,111 372,0">
          <text:p/>
        </draw:polyline>
        <draw:polyline draw:style-name="gr10" draw:text-style-name="P9" draw:layer="layout" svg:width="0.443cm" svg:height="0.467cm" draw:transform="rotate (-2.35444916094035) translate (5.75573051384904cm 16.6725745722317cm)" svg:viewBox="0 0 444 468" draw:points="0,468 444,445 351,70 282,0">
          <text:p/>
        </draw:polyline>
        <draw:polyline draw:style-name="gr10" draw:text-style-name="P9" draw:layer="layout" svg:width="0.336cm" svg:height="0.562cm" draw:transform="rotate (-1.78878795036899) translate (5.70765984407993cm 17.7867560088501cm)" svg:viewBox="0 0 337 563" draw:points="0,563 337,556 298,225 248,0">
          <text:p/>
        </draw:polyline>
        <draw:connector draw:style-name="gr9" draw:text-style-name="P3" draw:layer="layout" draw:type="line" svg:x1="6.678cm" svg:y1="16.392cm" svg:x2="7.293cm" svg:y2="16.391cm" draw:start-shape="id33" draw:start-glue-point="10" draw:end-shape="id36" svg:d="M6678 16392l615-1" svg:viewBox="0 0 616 2">
          <text:p/>
        </draw:connector>
        <draw:connector draw:style-name="gr9" draw:text-style-name="P3" draw:layer="layout" svg:x1="14.668cm" svg:y1="7.905cm" svg:x2="14.668cm" svg:y2="9.229cm" draw:start-shape="id37" draw:start-glue-point="6" draw:end-shape="id38" draw:end-glue-point="0" svg:d="M14668 7905v1324" svg:viewBox="0 0 1 1325">
          <text:p/>
        </draw:connector>
        <draw:connector draw:style-name="gr8" draw:text-style-name="P3" draw:layer="layout" svg:x1="18.668cm" svg:y1="5.44cm" svg:x2="14.668cm" svg:y2="6.119cm" draw:start-shape="id39" draw:start-glue-point="2" draw:end-shape="id37" draw:end-glue-point="4" svg:d="M18668 5440v501h-2057v-323h-1943v501" svg:viewBox="0 0 4001 680">
          <text:p/>
        </draw:connector>
        <draw:connector draw:style-name="gr9" draw:text-style-name="P3" draw:layer="layout" svg:x1="23.236cm" svg:y1="16.925cm" svg:x2="14.516cm" svg:y2="18.593cm" draw:start-shape="id40" draw:start-glue-point="2" draw:end-shape="id41" draw:end-glue-point="7" svg:d="M23236 16925v1668h-8720" svg:viewBox="0 0 8721 1669">
          <text:p/>
        </draw:connector>
        <draw:connector draw:style-name="gr8" draw:text-style-name="P3" draw:layer="layout" svg:x1="16.124cm" svg:y1="11.229cm" svg:x2="17.621cm" svg:y2="11.24cm" draw:start-shape="id38" draw:start-glue-point="1" draw:end-shape="id42" draw:end-glue-point="5" svg:d="M16124 11229h748v11h749" svg:viewBox="0 0 1498 12">
          <text:p/>
        </draw:connector>
        <draw:custom-shape draw:style-name="gr4" draw:text-style-name="P8" xml:id="id48" draw:id="id48" draw:layer="layout" svg:width="1.951cm" svg:height="1.786cm" svg:x="22.145cm" svg:y="4.534cm">
          <text:p text:style-name="P7"><text:span text:style-name="T9">Cob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42" draw:id="id42" draw:layer="layout" svg:width="1.951cm" svg:height="1.786cm" svg:x="17.621cm" svg:y="10.347cm">
          <text:p text:style-name="P7"><text:span text:style-name="T9">Anot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9.572cm" svg:y1="11.24cm" svg:x2="22.028cm" svg:y2="11.24cm" draw:start-shape="id42" draw:start-glue-point="7" draw:end-shape="id43" svg:d="M19572 11240h2456" svg:viewBox="0 0 2457 1">
          <text:p/>
        </draw:connector>
        <draw:custom-shape draw:style-name="gr4" draw:text-style-name="P8" xml:id="id45" draw:id="id45" draw:layer="layout" svg:width="1.951cm" svg:height="1.786cm" svg:x="10.587cm" svg:y="5.458cm">
          <text:p text:style-name="P7"><text:span text:style-name="T9">Contr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0.187cm" svg:y1="7.773cm" svg:x2="11.562cm" svg:y2="7.244cm" draw:start-shape="id44" draw:start-glue-point="1" draw:end-shape="id45" draw:end-glue-point="6" svg:d="M10187 7773h1375v-529" svg:viewBox="0 0 1376 530">
          <text:p/>
        </draw:connector>
        <draw:connector draw:style-name="gr8" draw:text-style-name="P3" draw:layer="layout" svg:x1="10.485cm" svg:y1="4.565cm" svg:x2="11.562cm" svg:y2="5.458cm" draw:start-shape="id46" draw:start-glue-point="1" draw:end-shape="id45" draw:end-glue-point="4" svg:d="M10485 4565h1077v893" svg:viewBox="0 0 1078 894">
          <text:p/>
        </draw:connector>
        <draw:connector draw:style-name="gr8" draw:text-style-name="P3" draw:layer="layout" svg:x1="9.097cm" svg:y1="2.151cm" svg:x2="23.12cm" svg:y2="4.534cm" draw:start-shape="id47" draw:start-glue-point="0" draw:end-shape="id48" draw:end-glue-point="4" svg:d="M9097 2151v-501h14023v2884" svg:viewBox="0 0 14024 2885">
          <text:p/>
        </draw:connector>
        <draw:connector draw:style-name="gr9" draw:text-style-name="P3" draw:layer="layout" svg:x1="23.12cm" svg:y1="6.32cm" svg:x2="23.12cm" svg:y2="9.356cm" draw:start-shape="id48" draw:start-glue-point="6" draw:end-shape="id49" draw:end-glue-point="0" svg:d="M23120 6320v3036" svg:viewBox="0 0 1 3037">
          <text:p/>
        </draw:connector>
        <draw:custom-shape draw:style-name="gr4" draw:text-style-name="P6" xml:id="id50" draw:id="id50" draw:layer="layout" svg:width="2.612cm" svg:height="1.852cm" svg:x="12.074cm" svg:y="15.006cm">
          <text:p text:style-name="P4"><text:span text:style-name="T5">Propieta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10.369cm" svg:y1="16.391cm" svg:x2="12.074cm" svg:y2="15.932cm" draw:start-shape="id36" draw:start-glue-point="1" draw:end-shape="id50" draw:end-glue-point="5" svg:d="M10369 16391h853v-459h852" svg:viewBox="0 0 1706 460">
          <text:p/>
        </draw:connector>
        <draw:connector draw:style-name="gr8" draw:text-style-name="P3" draw:layer="layout" svg:x1="14.686cm" svg:y1="15.932cm" svg:x2="16.825cm" svg:y2="16.172cm" draw:start-shape="id50" draw:start-glue-point="7" draw:end-shape="id51" draw:end-glue-point="3" svg:d="M14686 15932h1071v240h1068" svg:viewBox="0 0 2140 241">
          <text:p/>
        </draw:connector>
        <draw:connector draw:style-name="gr9" draw:text-style-name="P3" draw:layer="layout" svg:x1="10.171cm" svg:y1="9.658cm" svg:x2="11.524cm" svg:y2="9.89cm" draw:start-shape="id31" draw:start-glue-point="1" draw:end-shape="id52" draw:end-glue-point="4" svg:d="M10171 9658h1353v232" svg:viewBox="0 0 1354 233">
          <text:p/>
        </draw:connector>
        <draw:connector draw:style-name="gr9" draw:text-style-name="P3" draw:layer="layout" svg:x1="11.524cm" svg:y1="11.08cm" svg:x2="13.213cm" svg:y2="11.229cm" draw:start-shape="id52" draw:start-glue-point="6" draw:end-shape="id38" draw:end-glue-point="3" svg:d="M11524 11080v149h1689" svg:viewBox="0 0 1690 150">
          <text:p/>
        </draw:connector>
        <draw:custom-shape draw:style-name="gr4" draw:text-style-name="P6" draw:layer="layout" svg:width="1.753cm" svg:height="0.992cm" svg:x="7.955cm" svg:y="11.81cm">
          <text:p text:style-name="P4"><text:span text:style-name="T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8.831cm" svg:y1="10.948cm" svg:x2="8.832cm" svg:y2="11.644cm" draw:start-shape="id31" draw:start-glue-point="2" draw:end-shape="id53" draw:end-glue-point="4" svg:d="M8831 10948v348h1v348" svg:viewBox="0 0 2 697">
          <text:p/>
        </draw:connector>
        <draw:connector draw:style-name="gr9" draw:text-style-name="P3" draw:layer="layout" svg:x1="8.832cm" svg:y1="12.933cm" svg:x2="8.831cm" svg:y2="13.924cm" draw:start-shape="id53" draw:start-glue-point="6" draw:end-shape="id36" draw:end-glue-point="0" svg:d="M8832 12933v496h-1v495" svg:viewBox="0 0 2 992">
          <text:p/>
        </draw:connector>
        <draw:custom-shape draw:style-name="gr5" draw:text-style-name="P9" xml:id="id53" draw:id="id53" draw:layer="layout" svg:width="2.155cm" svg:height="1.289cm" svg:x="7.754cm" svg:y="11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0" draw:layer="layout" svg:width="0.808cm" svg:height="0.725cm" svg:x="23.418cm" svg:y="17.093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4.552cm" svg:y="8.568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0.353cm" svg:y="3.937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0.088cm" svg:y="7.112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20.847cm" svg:y="10.349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6.715cm" svg:y="9.064cm">
          <draw:text-box>
            <text:p><text:span text:style-name="T5">N</text:span></text:p>
          </draw:text-box>
        </draw:frame>
        <draw:frame draw:style-name="gr14" draw:text-style-name="P10" draw:layer="layout" svg:width="0.808cm" svg:height="0.725cm" svg:x="10.254cm" svg:y="16.474cm">
          <draw:text-box>
            <text:p><text:span text:style-name="T5">N</text:span></text:p>
          </draw:text-box>
        </draw:frame>
        <draw:frame draw:style-name="gr15" draw:text-style-name="P10" draw:layer="layout" svg:width="0.739cm" svg:height="0.725cm" svg:x="12.571cm" svg:y="10.488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3.203cm" svg:y="5.891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8.966cm" svg:y="1.558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8.075cm" svg:y="18.823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8.89cm" svg:y="5.43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5.943cm" svg:y="11.316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6.011cm" svg:y="15.585cm">
          <draw:text-box>
            <text:p><text:span text:style-name="T5">1</text:span></text:p>
          </draw:text-box>
        </draw:frame>
        <draw:custom-shape draw:style-name="gr4" draw:text-style-name="P8" xml:id="id41" draw:id="id41" draw:layer="layout" svg:width="1.951cm" svg:height="1.786cm" svg:x="12.565cm" svg:y="17.7cm">
          <text:p text:style-name="P7"><text:span text:style-name="T9">Pa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8.831cm" svg:y1="18.858cm" svg:x2="13.54cm" svg:y2="19.486cm" draw:start-shape="id36" draw:start-glue-point="2" draw:end-shape="id41" draw:end-glue-point="6" svg:d="M8831 18858v1129h4709v-501" svg:viewBox="0 0 4710 1130">
          <text:p/>
        </draw:connector>
        <draw:frame draw:style-name="gr15" draw:text-style-name="P10" draw:layer="layout" svg:width="0.739cm" svg:height="0.725cm" svg:x="10.02cm" svg:y="8.997cm">
          <draw:text-box>
            <text:p><text:span text:style-name="T5">1</text:span></text:p>
          </draw:text-box>
        </draw:frame>
        <draw:custom-shape draw:style-name="gr4" draw:text-style-name="P6" xml:id="id54" draw:id="id54" draw:layer="layout" svg:width="2.486cm" svg:height="0.775cm" svg:x="4.902cm" svg:y="11.193cm">
          <text:p text:style-name="P4"><text:span text:style-name="T5">Presid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831cm" svg:y1="12.199cm" svg:x2="7.024cm" svg:y2="11.855cm" draw:end-shape="id54" draw:end-glue-point="9" svg:d="M7831 12199l-807-344" svg:viewBox="0 0 808 345">
          <text:p/>
        </draw:connector>
        <draw:rect draw:style-name="gr3" draw:text-style-name="P5" xml:id="id56" draw:id="id56" draw:layer="layout" svg:width="2.184cm" svg:height="2.514cm" svg:x="26.153cm" svg:y="11.174cm">
          <text:p text:style-name="P3"><text:span text:style-name="T8">Num_Rec</text:span></text:p>
          <text:p text:style-name="P3"><text:span text:style-name="T5">Fecha</text:span></text:p>
          <text:p text:style-name="P3"><text:span text:style-name="T5">Importe</text:span></text:p>
        </draw:rect>
        <draw:rect draw:style-name="gr2" draw:text-style-name="P4" draw:layer="layout" svg:width="2.182cm" svg:height="0.628cm" svg:x="26.154cm" svg:y="10.547cm">
          <text:p text:style-name="P3"><text:span text:style-name="T5">Recibos</text:span></text:p>
        </draw:rect>
        <draw:frame draw:style-name="gr14" draw:text-style-name="P10" draw:layer="layout" svg:width="0.808cm" svg:height="0.725cm" svg:x="26.842cm" svg:y="12.069cm">
          <draw:text-box>
            <text:p><text:span text:style-name="T5">N</text:span></text:p>
          </draw:text-box>
        </draw:frame>
        <draw:custom-shape draw:style-name="gr4" draw:text-style-name="P6" xml:id="id55" draw:id="id55" draw:layer="layout" svg:width="0.694cm" svg:height="0.694cm" svg:x="24.921cm" svg:y="12.082cm">
          <text:p text:style-name="P4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4.212cm" svg:y1="11.24cm" svg:x2="25.022cm" svg:y2="12.183cm" draw:start-shape="id43" draw:start-glue-point="1" draw:end-shape="id55" draw:end-glue-point="5" svg:d="M24212 11240l810 943" svg:viewBox="0 0 811 944">
          <text:p/>
        </draw:connector>
        <draw:connector draw:style-name="gr8" draw:text-style-name="P3" draw:layer="layout" draw:type="line" svg:x1="24.526cm" svg:y1="15.668cm" svg:x2="25.268cm" svg:y2="12.776cm" draw:start-shape="id40" draw:start-glue-point="1" draw:end-shape="id55" draw:end-glue-point="8" svg:d="M24526 15668l742-2892" svg:viewBox="0 0 743 2893">
          <text:p/>
        </draw:connector>
        <draw:connector draw:style-name="gr9" draw:text-style-name="P3" draw:layer="layout" draw:type="line" svg:x1="25.615cm" svg:y1="12.429cm" svg:x2="26.153cm" svg:y2="12.431cm" draw:start-shape="id55" draw:start-glue-point="10" draw:end-shape="id56" draw:end-glue-point="3" svg:d="M25615 12429l538 2" svg:viewBox="0 0 539 3">
          <text:p/>
        </draw:connector>
        <draw:polyline draw:style-name="gr10" draw:text-style-name="P9" draw:layer="layout" svg:width="0.442cm" svg:height="0.47cm" draw:transform="rotate (-1.4463543511277) translate (25.273037005117cm 13.8324540274267cm)" svg:viewBox="0 0 443 471" draw:points="0,471 369,451 443,127 225,0">
          <text:p/>
        </draw:polyline>
        <draw:polyline draw:style-name="gr10" draw:text-style-name="P9" draw:layer="layout" svg:width="0.522cm" svg:height="0.582cm" draw:transform="rotate (-3.04193435330092) translate (24.9946876357749cm 12.1199366805819cm)" svg:viewBox="0 0 523 583" draw:points="0,580 364,583 497,263 523,0">
          <text:p/>
        </draw:polyline>
        <draw:frame draw:style-name="gr22" draw:text-style-name="P11" draw:layer="layout" svg:width="4.314cm" svg:height="0.985cm" svg:x="1.323cm" svg:y="1.257cm">
          <draw:text-box>
            <text:p text:style-name="P1">Diapositiva 3</text:p>
          </draw:text-box>
        </draw:frame>
        <draw:frame draw:style-name="gr14" draw:text-style-name="P10" draw:layer="layout" svg:width="0.808cm" svg:height="0.725cm" svg:x="8.926cm" svg:y="13.126cm">
          <draw:text-box>
            <text:p><text:span text:style-name="T5">N</text:span></text:p>
          </draw:text-box>
        </draw:frame>
        <draw:frame draw:style-name="gr15" draw:text-style-name="P10" draw:layer="layout" svg:width="0.739cm" svg:height="0.725cm" svg:x="8.304cm" svg:y="11.019cm">
          <draw:text-box>
            <text:p><text:span text:style-name="T5">1</text:span></text:p>
          </draw:text-box>
        </draw:frame>
        <draw:frame draw:style-name="gr14" draw:text-style-name="P10" draw:layer="layout" svg:width="0.808cm" svg:height="0.725cm" svg:x="23.196cm" svg:y="8.531cm">
          <draw:text-box>
            <text:p><text:span text:style-name="T5">N</text:span></text:p>
          </draw:text-box>
        </draw:frame>
        <draw:line draw:style-name="gr20" draw:text-style-name="P13" draw:layer="layout" svg:x1="8.226cm" svg:y1="12.003cm" svg:x2="9.26cm" svg:y2="12.027cm">
          <text:p text:style-name="P3"><text:span text:style-name="T9">ID</text:span></text:p>
        </draw:line>
        <draw:line draw:style-name="gr20" draw:text-style-name="P13" draw:layer="layout" svg:x1="14.167cm" svg:y1="6.514cm" svg:x2="15.201cm" svg:y2="6.538cm">
          <text:p text:style-name="P3"><text:span text:style-name="T9">ID</text:span></text:p>
        </draw:line>
        <draw:rect draw:style-name="gr2" draw:text-style-name="P4" draw:layer="layout" svg:width="2.58cm" svg:height="1.124cm" svg:x="14.685cm" svg:y="1.751cm">
          <text:p text:style-name="P3"><text:span text:style-name="T5">Sector</text:span></text:p>
        </draw:rect>
        <draw:rect draw:style-name="gr3" draw:text-style-name="P5" xml:id="id58" draw:id="id58" draw:layer="layout" svg:width="2.58cm" svg:height="1.523cm" svg:x="14.701cm" svg:y="2.842cm">
          <text:p text:style-name="P3"><text:span text:style-name="T8">Cod_Sector</text:span></text:p>
          <text:p text:style-name="P3"><text:span text:style-name="T5">Nombre</text:span></text:p>
          <text:p text:style-name="P3"><text:span text:style-name="T5">Caracteristi</text:span></text:p>
        </draw:rect>
        <draw:custom-shape draw:style-name="gr19" draw:text-style-name="P8" xml:id="id57" draw:id="id57" draw:layer="layout" svg:width="1.951cm" svg:height="1.786cm" svg:x="11.602cm" svg:y="2.106cm">
          <text:p text:style-name="P7"><text:span text:style-name="T9">Contr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13.553cm" svg:y1="2.999cm" svg:x2="14.701cm" svg:y2="3.603cm" draw:start-shape="id57" draw:start-glue-point="7" draw:end-shape="id58" draw:end-glue-point="3" svg:d="M13553 2999h574v604h574" svg:viewBox="0 0 1149 605">
          <text:p/>
        </draw:connector>
        <draw:frame draw:style-name="gr15" draw:text-style-name="P10" draw:layer="layout" svg:width="0.739cm" svg:height="0.725cm" svg:x="14.704cm" svg:y="2.77cm">
          <draw:text-box>
            <text:p><text:span text:style-name="T5">1</text:span></text:p>
          </draw:text-box>
        </draw:frame>
        <draw:frame draw:style-name="gr15" draw:text-style-name="P10" draw:layer="layout" svg:width="0.739cm" svg:height="0.725cm" svg:x="13.995cm" svg:y="2.931cm">
          <draw:text-box>
            <text:p><text:span text:style-name="T5">1</text:span></text:p>
          </draw:text-box>
        </draw:frame>
        <draw:connector draw:style-name="gr11" draw:text-style-name="P3" draw:layer="layout" svg:x1="10.453cm" svg:y1="2.713cm" svg:x2="11.602cm" svg:y2="2.999cm" draw:start-shape="id47" draw:start-glue-point="1" draw:end-shape="id57" draw:end-glue-point="5" svg:d="M10453 2713h574v286h575" svg:viewBox="0 0 1150 287">
          <text:p/>
        </draw:connector>
        <draw:frame draw:style-name="gr14" draw:text-style-name="P10" draw:layer="layout" svg:width="0.808cm" svg:height="0.725cm" svg:x="10.353cm" svg:y="2.674cm">
          <draw:text-box>
            <text:p><text:span text:style-name="T5">N</text:span></text:p>
          </draw:text-box>
        </draw:frame>
      </draw:page>
      <draw:page draw:name="page4" draw:style-name="dp1" draw:master-page-name="Predeterminado">
        <draw:frame draw:style-name="gr23" draw:text-style-name="P2" draw:layer="layout" svg:width="17.835cm" svg:height="0.963cm" svg:x="2.117cm" svg:y="2.613cm">
          <draw:text-box>
            <text:p>* Analisis de la debilidad de propiedad respecto a comunida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Che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Cheo_20_amarelo" draw:display-name="Che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Cheo_20_azul" draw:display-name="Che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Cheo_20_verde" draw:display-name="Che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Cheo_20_vermello" draw:display-name="Cheo vermell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talina </meta:initial-creator>
    <meta:creation-date>2013-03-11T09:43:33.21</meta:creation-date>
    <dc:date>2024-11-11T19:26:42.029000000</dc:date>
    <meta:editing-duration>PT16H46M58S</meta:editing-duration>
    <meta:editing-cycles>31</meta:editing-cycles>
    <meta:generator>LibreOffice/24.8.2.1$Windows_X86_64 LibreOffice_project/0f794b6e29741098670a3b95d60478a65d05ef13</meta:generator>
    <meta:document-statistic meta:object-count="207"/>
  </office:meta>
</office:document-meta>
</file>